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a347" officeooo:paragraph-rsid="001ba347"/>
    </style:style>
    <style:style style:name="P2" style:family="paragraph" style:parent-style-name="Standard">
      <style:text-properties officeooo:rsid="001d7ba0" officeooo:paragraph-rsid="001d7ba0"/>
    </style:style>
    <style:style style:name="P3" style:family="paragraph" style:parent-style-name="Standard">
      <style:text-properties officeooo:paragraph-rsid="001d7ba0"/>
    </style:style>
    <style:style style:name="P4" style:family="paragraph" style:parent-style-name="Standard">
      <style:text-properties officeooo:rsid="001ebdd1" officeooo:paragraph-rsid="001ebdd1"/>
    </style:style>
    <style:style style:name="T1" style:family="text">
      <style:text-properties officeooo:rsid="001ba347"/>
    </style:style>
    <style:style style:name="T2" style:family="text">
      <style:text-properties officeooo:rsid="001d7ba0"/>
    </style:style>
    <style:style style:name="T3" style:family="text">
      <style:text-properties officeooo:rsid="001ebd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başla</text:p>
      <text:p text:style-name="P2">2.sayac = 1</text:p>
      <text:p text:style-name="P3"><text:span text:style-name="T2">3. sayac = sayac+1</text:span></text:p>
      <text:p text:style-name="P2"><text:span text:style-name="T3">4</text:span>. <text:span text:style-name="T3">sayi%5==0</text:span></text:p>
      <text:p text:style-name="P4">5. YAZ sayi</text:p>
      <text:p text:style-name="P3"><text:span text:style-name="T3">6. sayac= 40 olana kadar adım 3 e git</text:span></text:p>
      <text:p text:style-name="P2"><text:span text:style-name="T3">7</text:span>. bitir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4T13:59:33.240460793</meta:creation-date>
    <dc:date>2020-03-24T14:37:09.716816504</dc:date>
    <meta:editing-duration>PT27M25S</meta:editing-duration>
    <meta:editing-cycles>2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7" meta:word-count="25" meta:character-count="105" meta:non-whitespace-character-count="87"/>
  </office:meta>
</office:document-meta>
</file>